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8846in"/>
    </style:style>
    <style:style style:name="co5" style:family="table-column">
      <style:table-column-properties fo:break-before="auto" style:column-width="0.6118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3.8453in" fo:break-before="auto" style:use-optimal-row-height="false"/>
    </style:style>
    <style:style style:name="ro3" style:family="table-row">
      <style:table-row-properties style:row-height="0.178in" fo:break-before="page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6626in" svg:height="6.5016in" svg:x="2.5433in" svg:y="0.624in">
            <draw:object draw:notify-on-update-of-ranges="Sheet1.B7:Sheet1.B7 Sheet1.B8:Sheet1.B17 Sheet1.C7:Sheet1.C7 Sheet1.C8:Sheet1.C17 Sheet1.B7:Sheet1.B17 Sheet1.E6:Sheet1.E6 Sheet1.E7:Sheet1.E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7689in" svg:height="6.7008in" svg:x="2.6437in" svg:y="7.5429in">
            <draw:object draw:notify-on-update-of-ranges="Sheet1.E24:Sheet1.E24 Sheet1.E26:Sheet1.E36 Sheet1.B26:Sheet1.B36 Sheet1.B25:Sheet1.B25 Sheet1.B26:Sheet1.B36 Sheet1.C25:Sheet1.C25 Sheet1.C26:Sheet1.C36 Sheet1.E38:Sheet1.E38 Sheet1.E39:Sheet1.E49 Sheet1.B39:Sheet1.B49 Sheet1.C38:Sheet1.C38 Sheet1.C39:Sheet1.C49 Sheet1.B39:Sheet1.B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>
            <text:p>for i in 100 1000 2000 5000 10000 20000 50000 100000 200000 500000 ; </text:p>
          </table:table-cell>
          <table:table-cell table:number-columns-repeated="5"/>
        </table:table-row>
        <table:table-row table:style-name="ro1">
          <table:table-cell office:value-type="string">
            <text:p>d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<text:s/>time mysql -u bart -pbart -herlang6 versions_and_shards -e "select * from profile limit $i" &gt;/dev/null </text:p>
          </table:table-cell>
          <table:table-cell table:number-columns-repeated="4"/>
        </table:table-row>
        <table:table-row table:style-name="ro1">
          <table:table-cell office:value-type="string">
            <text:p>don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emysql</text:p>
          </table:table-cell>
          <table:table-cell/>
          <table:table-cell office:value-type="string">
            <text:p>mysql</text:p>
          </table:table-cell>
          <table:table-cell/>
        </table:table-row>
        <table:table-row table:style-name="ro1">
          <table:table-cell/>
          <table:table-cell office:value-type="string">
            <text:p>row limit</text:p>
          </table:table-cell>
          <table:table-cell office:value-type="string">
            <text:p>emysql</text:p>
          </table:table-cell>
          <table:table-cell/>
          <table:table-cell office:value-type="string">
            <text:p>seconds</text:p>
          </table:table-cell>
          <table:table-cell office:value-type="string">
            <text:p>speedup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D8]*0.000001" office:value-type="float" office:value="0.00287">
            <text:p>0.003</text:p>
          </table:table-cell>
          <table:table-cell office:value-type="float" office:value="2870">
            <text:p>2870.000</text:p>
          </table:table-cell>
          <table:table-cell office:value-type="float" office:value="0.008">
            <text:p>0.008</text:p>
          </table:table-cell>
          <table:table-cell table:style-name="ce2" table:formula="of:=[.C8]/[.E8]" office:value-type="float" office:value="0.35875">
            <text:p>0.4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table:formula="of:=[.D9]*0.000001" office:value-type="float" office:value="0.019539">
            <text:p>0.020</text:p>
          </table:table-cell>
          <table:table-cell office:value-type="float" office:value="19539">
            <text:p>19539.000</text:p>
          </table:table-cell>
          <table:table-cell office:value-type="float" office:value="0.01">
            <text:p>0.010</text:p>
          </table:table-cell>
          <table:table-cell table:style-name="ce2" table:formula="of:=[.C9]/[.E9]" office:value-type="float" office:value="1.9539">
            <text:p>2.0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table:formula="of:=[.D10]*0.000001" office:value-type="float" office:value="0.038447">
            <text:p>0.038</text:p>
          </table:table-cell>
          <table:table-cell office:value-type="float" office:value="38447">
            <text:p>38447.000</text:p>
          </table:table-cell>
          <table:table-cell office:value-type="float" office:value="0.012">
            <text:p>0.012</text:p>
          </table:table-cell>
          <table:table-cell table:style-name="ce2" table:formula="of:=[.C10]/[.E10]" office:value-type="float" office:value="3.20391666666667">
            <text:p>3.2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table:formula="of:=[.D11]*0.000001" office:value-type="float" office:value="0.09475">
            <text:p>0.095</text:p>
          </table:table-cell>
          <table:table-cell office:value-type="float" office:value="94750">
            <text:p>94750.000</text:p>
          </table:table-cell>
          <table:table-cell office:value-type="float" office:value="0.019">
            <text:p>0.019</text:p>
          </table:table-cell>
          <table:table-cell table:style-name="ce2" table:formula="of:=[.C11]/[.E11]" office:value-type="float" office:value="4.98684210526316">
            <text:p>5.0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formula="of:=[.D12]*0.000001" office:value-type="float" office:value="0.188266">
            <text:p>0.188</text:p>
          </table:table-cell>
          <table:table-cell office:value-type="float" office:value="188266">
            <text:p>188266.000</text:p>
          </table:table-cell>
          <table:table-cell office:value-type="float" office:value="0.031">
            <text:p>0.031</text:p>
          </table:table-cell>
          <table:table-cell table:style-name="ce2" table:formula="of:=[.C12]/[.E12]" office:value-type="float" office:value="6.07309677419355">
            <text:p>6.1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table:formula="of:=[.D13]*0.000001" office:value-type="float" office:value="0.383216">
            <text:p>0.383</text:p>
          </table:table-cell>
          <table:table-cell office:value-type="float" office:value="383216">
            <text:p>383216.000</text:p>
          </table:table-cell>
          <table:table-cell office:value-type="float" office:value="0.055">
            <text:p>0.055</text:p>
          </table:table-cell>
          <table:table-cell table:style-name="ce2" table:formula="of:=[.C13]/[.E13]" office:value-type="float" office:value="6.96756363636364">
            <text:p>7.0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formula="of:=[.D14]*0.000001" office:value-type="float" office:value="0.966609">
            <text:p>0.967</text:p>
          </table:table-cell>
          <table:table-cell office:value-type="float" office:value="966609">
            <text:p>966609.000</text:p>
          </table:table-cell>
          <table:table-cell office:value-type="float" office:value="0.126">
            <text:p>0.126</text:p>
          </table:table-cell>
          <table:table-cell table:style-name="ce2" table:formula="of:=[.C14]/[.E14]" office:value-type="float" office:value="7.6715">
            <text:p>7.7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table:formula="of:=[.D15]*0.000001" office:value-type="float" office:value="1.836965">
            <text:p>1.837</text:p>
          </table:table-cell>
          <table:table-cell office:value-type="float" office:value="1836965">
            <text:p>1836965.000</text:p>
          </table:table-cell>
          <table:table-cell office:value-type="float" office:value="0.247">
            <text:p>0.247</text:p>
          </table:table-cell>
          <table:table-cell table:style-name="ce2" table:formula="of:=[.C15]/[.E15]" office:value-type="float" office:value="7.43710526315789">
            <text:p>7.4</text:p>
          </table:table-cell>
        </table:table-row>
        <table:table-row table:style-name="ro1">
          <table:table-cell/>
          <table:table-cell office:value-type="float" office:value="200000">
            <text:p>200000</text:p>
          </table:table-cell>
          <table:table-cell table:formula="of:=[.D16]*0.000001" office:value-type="float" office:value="3.42563">
            <text:p>3.426</text:p>
          </table:table-cell>
          <table:table-cell office:value-type="float" office:value="3425630">
            <text:p>3425630.000</text:p>
          </table:table-cell>
          <table:table-cell office:value-type="float" office:value="0.49">
            <text:p>0.490</text:p>
          </table:table-cell>
          <table:table-cell table:style-name="ce2" table:formula="of:=[.C16]/[.E16]" office:value-type="float" office:value="6.99108163265306">
            <text:p>7.0</text:p>
          </table:table-cell>
        </table:table-row>
        <table:table-row table:style-name="ro1">
          <table:table-cell/>
          <table:table-cell office:value-type="float" office:value="500000">
            <text:p>500000</text:p>
          </table:table-cell>
          <table:table-cell table:formula="of:=[.D17]*0.000001" office:value-type="float" office:value="8.804396">
            <text:p>8.804</text:p>
          </table:table-cell>
          <table:table-cell office:value-type="float" office:value="8804396">
            <text:p>8804396.000</text:p>
          </table:table-cell>
          <table:table-cell office:value-type="float" office:value="1.229">
            <text:p>1.229</text:p>
          </table:table-cell>
          <table:table-cell table:style-name="ce2" table:formula="of:=[.C17]/[.E17]" office:value-type="float" office:value="7.16386981285598">
            <text:p>7.2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ysql (localhost)</text:p>
          </table:table-cell>
          <table:table-cell/>
          <table:table-cell office:value-type="string">
            <text:p>emysql (localhost)</text:p>
          </table:table-cell>
          <table:table-cell/>
        </table:table-row>
        <table:table-row table:style-name="ro1">
          <table:table-cell/>
          <table:table-cell office:value-type="string">
            <text:p>limit</text:p>
          </table:table-cell>
          <table:table-cell office:value-type="string">
            <text:p>mysql (localhost)</text:p>
          </table:table-cell>
          <table:table-cell table:number-columns-repeated="2"/>
          <table:table-cell office:value-type="string">
            <text:p>speedup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9">
            <text:p>0.009</text:p>
          </table:table-cell>
          <table:table-cell/>
          <table:table-cell table:style-name="Default" office:value-type="float" office:value="0.002925">
            <text:p>0.002925</text:p>
          </table:table-cell>
          <table:table-cell table:style-name="ce2" table:formula="of:=[.E26]/[.C26]" office:value-type="float" office:value="0.325">
            <text:p>0.3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1">
            <text:p>0.010</text:p>
          </table:table-cell>
          <table:table-cell/>
          <table:table-cell table:style-name="Default" office:value-type="float" office:value="0.005027">
            <text:p>0.005027</text:p>
          </table:table-cell>
          <table:table-cell table:style-name="ce2" table:formula="of:=[.E27]/[.C27]" office:value-type="float" office:value="0.5027">
            <text:p>0.5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16">
            <text:p>0.016</text:p>
          </table:table-cell>
          <table:table-cell/>
          <table:table-cell table:style-name="Default" office:value-type="float" office:value="0.011528">
            <text:p>0.011528</text:p>
          </table:table-cell>
          <table:table-cell table:style-name="ce2" table:formula="of:=[.E28]/[.C28]" office:value-type="float" office:value="0.7205">
            <text:p>0.7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.025">
            <text:p>0.025</text:p>
          </table:table-cell>
          <table:table-cell/>
          <table:table-cell table:style-name="Default" office:value-type="float" office:value="0.030028">
            <text:p>0.030028</text:p>
          </table:table-cell>
          <table:table-cell table:style-name="ce2" table:formula="of:=[.E29]/[.C29]" office:value-type="float" office:value="1.20112">
            <text:p>1.2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0.042">
            <text:p>0.042</text:p>
          </table:table-cell>
          <table:table-cell/>
          <table:table-cell table:style-name="Default" office:value-type="float" office:value="0.049774">
            <text:p>0.049774</text:p>
          </table:table-cell>
          <table:table-cell table:style-name="ce2" table:formula="of:=[.E30]/[.C30]" office:value-type="float" office:value="1.18509523809524">
            <text:p>1.2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0.096">
            <text:p>0.096</text:p>
          </table:table-cell>
          <table:table-cell/>
          <table:table-cell table:style-name="Default" office:value-type="float" office:value="0.117001">
            <text:p>0.117001</text:p>
          </table:table-cell>
          <table:table-cell table:style-name="ce2" table:formula="of:=[.E31]/[.C31]" office:value-type="float" office:value="1.21876041666667">
            <text:p>1.2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185">
            <text:p>0.185</text:p>
          </table:table-cell>
          <table:table-cell/>
          <table:table-cell table:style-name="Default" office:value-type="float" office:value="0.250286">
            <text:p>0.250286</text:p>
          </table:table-cell>
          <table:table-cell table:style-name="ce2" table:formula="of:=[.E32]/[.C32]" office:value-type="float" office:value="1.3528972972973">
            <text:p>1.4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0.368">
            <text:p>0.368</text:p>
          </table:table-cell>
          <table:table-cell/>
          <table:table-cell table:style-name="Default" office:value-type="float" office:value="0.493651">
            <text:p>0.493651</text:p>
          </table:table-cell>
          <table:table-cell table:style-name="ce2" table:formula="of:=[.E33]/[.C33]" office:value-type="float" office:value="1.34144293478261">
            <text:p>1.3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0.916">
            <text:p>0.916</text:p>
          </table:table-cell>
          <table:table-cell/>
          <table:table-cell table:style-name="Default" office:value-type="float" office:value="1.298462">
            <text:p>1.298462</text:p>
          </table:table-cell>
          <table:table-cell table:style-name="ce2" table:formula="of:=[.E34]/[.C34]" office:value-type="float" office:value="1.41753493449782">
            <text:p>1.4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1.807">
            <text:p>1.807</text:p>
          </table:table-cell>
          <table:table-cell/>
          <table:table-cell table:style-name="Default" office:value-type="float" office:value="2.776698">
            <text:p>2.776698</text:p>
          </table:table-cell>
          <table:table-cell table:style-name="ce2" table:formula="of:=[.E35]/[.C35]" office:value-type="float" office:value="1.53663420033204">
            <text:p>1.5</text:p>
          </table:table-cell>
        </table:table-row>
        <table:table-row table:style-name="ro1">
          <table:table-cell/>
          <table:table-cell office:value-type="float" office:value="200000">
            <text:p>200000</text:p>
          </table:table-cell>
          <table:table-cell office:value-type="float" office:value="3.612">
            <text:p>3.612</text:p>
          </table:table-cell>
          <table:table-cell/>
          <table:table-cell table:style-name="Default" office:value-type="float" office:value="7.558498">
            <text:p>7.558498</text:p>
          </table:table-cell>
          <table:table-cell table:style-name="ce2" table:formula="of:=[.E36]/[.C36]" office:value-type="float" office:value="2.09260741971207">
            <text:p>2.1</text:p>
          </table:table-cell>
        </table:table-row>
        <table:table-row table:style-name="ro1">
          <table:table-cell table:number-columns-repeated="4"/>
          <table:table-cell table:style-name="Default"/>
          <table:table-cell table:style-name="ce2"/>
        </table:table-row>
        <table:table-row table:style-name="ro1">
          <table:table-cell table:number-columns-repeated="2"/>
          <table:table-cell office:value-type="string">
            <text:p>mysql (erlang6)</text:p>
          </table:table-cell>
          <table:table-cell/>
          <table:table-cell table:style-name="Default" office:value-type="string">
            <text:p>emysql (erlang6)</text:p>
          </table:table-cell>
          <table:table-cell office:value-type="string">
            <text:p>speedup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0.009">
            <text:p>0.009</text:p>
          </table:table-cell>
          <table:table-cell/>
          <table:table-cell office:value-type="float" office:value="0.002777">
            <text:p>0.003</text:p>
          </table:table-cell>
          <table:table-cell table:style-name="ce2" table:formula="of:=[.E39]/[.C39]" office:value-type="float" office:value="0.308555555555556">
            <text:p>0.3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0.013">
            <text:p>0.013</text:p>
          </table:table-cell>
          <table:table-cell/>
          <table:table-cell office:value-type="float" office:value="0.00479">
            <text:p>0.005</text:p>
          </table:table-cell>
          <table:table-cell table:style-name="ce2" table:formula="of:=[.E40]/[.C40]" office:value-type="float" office:value="0.368461538461538">
            <text:p>0.4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0.022">
            <text:p>0.022</text:p>
          </table:table-cell>
          <table:table-cell/>
          <table:table-cell office:value-type="float" office:value="0.010988">
            <text:p>0.011</text:p>
          </table:table-cell>
          <table:table-cell table:style-name="ce2" table:formula="of:=[.E41]/[.C41]" office:value-type="float" office:value="0.499454545454545">
            <text:p>0.5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.032">
            <text:p>0.032</text:p>
          </table:table-cell>
          <table:table-cell/>
          <table:table-cell office:value-type="float" office:value="0.020931">
            <text:p>0.021</text:p>
          </table:table-cell>
          <table:table-cell table:style-name="ce2" table:formula="of:=[.E42]/[.C42]" office:value-type="float" office:value="0.65409375">
            <text:p>0.7</text:p>
          </table:table-cell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0.058">
            <text:p>0.058</text:p>
          </table:table-cell>
          <table:table-cell/>
          <table:table-cell office:value-type="float" office:value="0.04129">
            <text:p>0.041</text:p>
          </table:table-cell>
          <table:table-cell table:style-name="ce2" table:formula="of:=[.E43]/[.C43]" office:value-type="float" office:value="0.711896551724138">
            <text:p>0.7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0.139">
            <text:p>0.139</text:p>
          </table:table-cell>
          <table:table-cell/>
          <table:table-cell office:value-type="float" office:value="0.10722">
            <text:p>0.107</text:p>
          </table:table-cell>
          <table:table-cell table:style-name="ce2" table:formula="of:=[.E44]/[.C44]" office:value-type="float" office:value="0.77136690647482">
            <text:p>0.8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0.261">
            <text:p>0.261</text:p>
          </table:table-cell>
          <table:table-cell/>
          <table:table-cell office:value-type="float" office:value="0.266346">
            <text:p>0.266</text:p>
          </table:table-cell>
          <table:table-cell table:style-name="ce2" table:formula="of:=[.E45]/[.C45]" office:value-type="float" office:value="1.02048275862069">
            <text:p>1.0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0.513">
            <text:p>0.513</text:p>
          </table:table-cell>
          <table:table-cell/>
          <table:table-cell office:value-type="float" office:value="0.605141">
            <text:p>0.605</text:p>
          </table:table-cell>
          <table:table-cell table:style-name="ce2" table:formula="of:=[.E46]/[.C46]" office:value-type="float" office:value="1.17961208576998">
            <text:p>1.2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1.288">
            <text:p>1.288</text:p>
          </table:table-cell>
          <table:table-cell/>
          <table:table-cell office:value-type="float" office:value="1.332854">
            <text:p>1.333</text:p>
          </table:table-cell>
          <table:table-cell table:style-name="ce2" table:formula="of:=[.E47]/[.C47]" office:value-type="float" office:value="1.03482453416149">
            <text:p>1.0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2.531">
            <text:p>2.531</text:p>
          </table:table-cell>
          <table:table-cell/>
          <table:table-cell office:value-type="float" office:value="2.565874">
            <text:p>2.566</text:p>
          </table:table-cell>
          <table:table-cell table:style-name="ce2" table:formula="of:=[.E48]/[.C48]" office:value-type="float" office:value="1.01377874357961">
            <text:p>1.0</text:p>
          </table:table-cell>
        </table:table-row>
        <table:table-row table:style-name="ro1">
          <table:table-cell/>
          <table:table-cell office:value-type="float" office:value="200000">
            <text:p>200000</text:p>
          </table:table-cell>
          <table:table-cell office:value-type="float" office:value="5.042">
            <text:p>5.042</text:p>
          </table:table-cell>
          <table:table-cell/>
          <table:table-cell office:value-type="float" office:value="5.451355">
            <text:p>5.451</text:p>
          </table:table-cell>
          <table:table-cell table:style-name="ce2" table:formula="of:=[.E49]/[.C49]" office:value-type="float" office:value="1.08118901229671">
            <text:p>1.1</text:p>
          </table:table-cell>
        </table:table-row>
        <table:table-row table:style-name="ro1" table:number-rows-repeated="11">
          <table:table-cell table:number-columns-repeated="4"/>
          <table:table-cell table:style-name="Default"/>
          <table:table-cell table:style-name="ce2"/>
        </table:table-row>
        <table:table-row table:style-name="ro1">
          <table:table-cell office:value-type="string">
            <text:p>for n in 100 200 500 1000 2000 5000 10000 20000 50000 100000 200000</text:p>
          </table:table-cell>
          <table:table-cell table:number-columns-repeated="3"/>
          <table:table-cell table:style-name="Default"/>
          <table:table-cell table:style-name="ce2"/>
        </table:table-row>
        <table:table-row table:style-name="ro1">
          <table:table-cell office:value-type="string">
            <text:p>do</text:p>
          </table:table-cell>
          <table:table-cell table:number-columns-repeated="3"/>
          <table:table-cell table:style-name="Default"/>
          <table:table-cell table:style-name="ce2"/>
        </table:table-row>
        <table:table-row table:style-name="ro1">
          <table:table-cell/>
          <table:table-cell office:value-type="string">
            <text:p><text:s/>echo $n ; time mysql -uemysql -pemysql emysql_test -e "select * from test1 limit $n" &gt; /dev/null</text:p>
          </table:table-cell>
          <table:table-cell table:number-columns-repeated="2"/>
          <table:table-cell table:style-name="Default"/>
          <table:table-cell table:style-name="ce2"/>
        </table:table-row>
        <table:table-row table:style-name="ro1">
          <table:table-cell office:value-type="string">
            <text:p>done</text:p>
          </table:table-cell>
          <table:table-cell table:number-columns-repeated="3"/>
          <table:table-cell table:style-name="Default"/>
          <table:table-cell table:style-name="ce2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2"/>
        </table:table-row>
        <table:table-row table:style-name="ro4">
          <table:table-cell table:number-columns-repeated="6"/>
        </table:table-row>
        <table:table-row table:style-name="ro5">
          <table:table-cell table:number-columns-repeated="6"/>
        </table:table-row>
        <table:table-row table:style-name="ro1" table:number-rows-repeated="104850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6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2in" fo:margin-bottom="0.2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5">03/15/2012</text:date>, <text:time>13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van Deenen</meta:initial-creator>
    <meta:creation-date>2012-03-14T16:40:07</meta:creation-date>
    <dc:date>2012-03-15T13:05:29</dc:date>
    <dc:creator>Bart van Deenen</dc:creator>
    <meta:editing-duration>PT2H43M48S</meta:editing-duration>
    <meta:editing-cycles>6</meta:editing-cycles>
    <meta:generator>LibreOffice/3.4$Unix LibreOffice_project/340m1$Build-1206</meta:generator>
    <meta:printed-by>Bart van Deenen</meta:printed-by>
    <meta:print-date>2012-03-15T11:28:46</meta:print-date>
    <meta:document-statistic meta:table-count="3" meta:cell-count="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3pt" style:font-size-asian="13pt" style:font-size-complex="13pt"/>
    </style:style>
    <style:style style:name="ch3" style:family="chart">
      <style:graphic-properties draw:fill="solid" draw:fill-color="#ffffff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24cm" svg:height="16.515cm" xlink:href=".." xlink:type="simple" chart:class="chart:scatter" chart:column-mapping="0" chart:style-name="ch1">
        <chart:title svg:x="4.057cm" svg:y="0.836cm" chart:style-name="ch2">
          <text:p> versions_and_shards table (small integers)</text:p>
        </chart:title>
        <chart:subtitle svg:x="4.748cm" svg:y="1.8cm" chart:style-name="ch3">
          <text:p>testmachine D177, db erlang6
query time as function of row count</text:p>
        </chart:subtitle>
        <chart:legend svg:x="13.326cm" svg:y="11.541cm" style:legend-expansion="custom" chartooo:width="2.245cm" chartooo:height="1.096cm" style:legend-expansion-aspect-ratio="2.04835766423358" chart:style-name="ch4"/>
        <chart:plot-area chart:style-name="ch5" table:cell-range-address="Sheet1.B7:Sheet1.C17 Sheet1.E6:Sheet1.E17" chart:data-source-has-labels="both" svg:x="1.348cm" svg:y="0.265cm" svg:width="15.498cm" svg:height="14.934cm">
          <chartooo:coordinate-region svg:x="2.631cm" svg:y="0.465cm" svg:width="13.565cm" svg:height="14.087cm"/>
          <chart:axis chart:dimension="x" chart:name="primary-x" chart:style-name="ch6" chartooo:axis-type="auto">
            <chart:title svg:x="8.735cm" svg:y="15.529cm" chart:style-name="ch7">
              <text:p>limit</text:p>
            </chart:title>
            <chart:categories table:cell-range-address="Sheet1.B7:Sheet1.B7"/>
            <chart:grid chart:style-name="ch8" chart:class="major"/>
            <chart:grid chart:style-name="ch8" chart:class="minor"/>
          </chart:axis>
          <chart:axis chart:dimension="y" chart:name="primary-y" chart:style-name="ch9">
            <chart:title svg:x="0.45cm" svg:y="8.424cm" chart:style-name="ch10">
              <text:p>seconds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Sheet1.C8:Sheet1.C17" chart:label-cell-address="Sheet1.C7:Sheet1.C7" chart:class="chart:scatter">
            <chart:domain table:cell-range-address="Sheet1.B8:Sheet1.B17"/>
            <chart:data-point chart:repeated="10"/>
          </chart:series>
          <chart:series chart:style-name="ch12" chart:values-cell-range-address="Sheet1.E7:Sheet1.E17" chart:label-cell-address="Sheet1.E6:Sheet1.E6" chart:class="chart:scatter">
            <chart:domain table:cell-range-address="Sheet1.B7:Sheet1.B17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mysql</text:p>
                <draw:g>
                  <svg:desc>Sheet1.C7:Sheet1.C7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ysql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w limit</text:p>
                <draw:g>
                  <svg:desc>Sheet1.B7:Sheet1.B7</svg:desc>
                </draw:g>
              </table:table-cell>
              <table:table-cell office:value-type="float" office:value="100">
                <text:p>100</text:p>
                <draw:g>
                  <svg:desc>Sheet1.B8:Sheet1.B17</svg:desc>
                </draw:g>
              </table:table-cell>
              <table:table-cell office:value-type="float" office:value="0.00287">
                <text:p>0.00287</text:p>
                <draw:g>
                  <svg:desc>Sheet1.C8:Sheet1.C17</svg:desc>
                </draw:g>
              </table:table-cell>
              <table:table-cell office:value-type="float" office:value="NaN">
                <text:p>NaN</text:p>
                <draw:g>
                  <svg:desc>Sheet1.B7:Sheet1.B17</svg:desc>
                </draw:g>
              </table:table-cell>
              <table:table-cell office:value-type="float" office:value="NaN">
                <text:p>NaN</text:p>
                <draw:g>
                  <svg:desc>Sheet1.E7:Sheet1.E17</svg:desc>
                </draw:g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0.019539">
                <text:p>0.019539</text:p>
              </table:table-cell>
              <table:table-cell office:value-type="float" office:value="100">
                <text:p>1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0.038447">
                <text:p>0.038447</text:p>
              </table:table-cell>
              <table:table-cell office:value-type="float" office:value="1000">
                <text:p>10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0.09475">
                <text:p>0.09475</text:p>
              </table:table-cell>
              <table:table-cell office:value-type="float" office:value="2000">
                <text:p>200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0.188266">
                <text:p>0.188266</text:p>
              </table:table-cell>
              <table:table-cell office:value-type="float" office:value="5000">
                <text:p>50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0.383216">
                <text:p>0.383216</text:p>
              </table:table-cell>
              <table:table-cell office:value-type="float" office:value="10000">
                <text:p>1000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0.966609">
                <text:p>0.966609</text:p>
              </table:table-cell>
              <table:table-cell office:value-type="float" office:value="20000">
                <text:p>2000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1.836965">
                <text:p>1.836965</text:p>
              </table:table-cell>
              <table:table-cell office:value-type="float" office:value="50000">
                <text:p>5000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/>
              <table:table-cell office:value-type="float" office:value="200000">
                <text:p>200000</text:p>
              </table:table-cell>
              <table:table-cell office:value-type="float" office:value="3.42563">
                <text:p>3.42563</text:p>
              </table:table-cell>
              <table:table-cell office:value-type="float" office:value="100000">
                <text:p>100000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/>
              <table:table-cell office:value-type="float" office:value="500000">
                <text:p>500000</text:p>
              </table:table-cell>
              <table:table-cell office:value-type="float" office:value="8.804396">
                <text:p>8.804396</text:p>
              </table:table-cell>
              <table:table-cell office:value-type="float" office:value="200000">
                <text:p>20000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0">
                <text:p>500000</text:p>
              </table:table-cell>
              <table:table-cell office:value-type="float" office:value="1.229">
                <text:p>1.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ffffff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ffffff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2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194cm" svg:height="17.021cm" xlink:href=".." xlink:type="simple" chart:class="chart:scatter" chart:style-name="ch1">
        <chart:title svg:x="5.471cm" svg:y="0.476cm" chart:style-name="ch2">
          <text:p>emysql_test table (large strings)</text:p>
        </chart:title>
        <chart:subtitle svg:x="5.524cm" svg:y="1.595cm" chart:style-name="ch3">
          <text:p>query time as function of row count</text:p>
        </chart:subtitle>
        <chart:legend svg:x="11.011cm" svg:y="11.079cm" style:legend-expansion="custom" chartooo:width="3.939cm" chartooo:height="2.092cm" style:legend-expansion-aspect-ratio="1.88288718929254" chart:style-name="ch4"/>
        <chart:plot-area chart:style-name="ch5" table:cell-range-address="Sheet1.B26:Sheet1.C36 Sheet1.E24:Sheet1.E24 Sheet1.E26:Sheet1.E36 Sheet1.C25:Sheet1.C25 Sheet1.E38:Sheet1.E49 Sheet1.C38:Sheet1.C49" chart:data-source-has-labels="row" svg:x="1.354cm" svg:y="0.275cm" svg:width="15.709cm" svg:height="15.423cm">
          <chartooo:coordinate-region svg:x="2.637cm" svg:y="0.474cm" svg:width="13.776cm" svg:height="14.577cm"/>
          <chart:axis chart:dimension="x" chart:name="primary-x" chart:style-name="ch6">
            <chart:title svg:x="8.846cm" svg:y="16.038cm" chart:style-name="ch7">
              <text:p>limit</text:p>
            </chart:title>
            <chart:grid chart:style-name="ch8" chart:class="minor"/>
          </chart:axis>
          <chart:axis chart:dimension="y" chart:name="primary-y" chart:style-name="ch9">
            <chart:title svg:x="0.451cm" svg:y="8.678cm" chart:style-name="ch10">
              <text:p>seconds</text:p>
            </chart:title>
            <chart:grid chart:style-name="ch8" chart:class="major"/>
            <chart:grid chart:style-name="ch8" chart:class="minor"/>
          </chart:axis>
          <chart:series chart:style-name="ch11" chart:values-cell-range-address="Sheet1.E26:Sheet1.E36" chart:label-cell-address="Sheet1.E24:Sheet1.E24" chart:class="chart:scatter">
            <chart:domain table:cell-range-address="Sheet1.B26:Sheet1.B36"/>
            <chart:data-point chart:repeated="11"/>
          </chart:series>
          <chart:series chart:style-name="ch12" chart:values-cell-range-address="Sheet1.C26:Sheet1.C36" chart:label-cell-address="Sheet1.C25:Sheet1.C25" chart:class="chart:scatter">
            <chart:data-point chart:repeated="11"/>
          </chart:series>
          <chart:series chart:style-name="ch13" chart:values-cell-range-address="Sheet1.E39:Sheet1.E49" chart:label-cell-address="Sheet1.E38:Sheet1.E38" chart:class="chart:scatter">
            <chart:domain table:cell-range-address="Sheet1.B39:Sheet1.B49"/>
            <chart:data-point chart:repeated="11"/>
          </chart:series>
          <chart:series chart:style-name="ch14" chart:values-cell-range-address="Sheet1.C39:Sheet1.C49" chart:label-cell-address="Sheet1.C38:Sheet1.C38" chart:class="chart:scatter">
            <chart:domain table:cell-range-address="Sheet1.B39:Sheet1.B49"/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mysql (localhost)</text:p>
                <draw:g>
                  <svg:desc>Sheet1.E24:Sheet1.E24</svg:desc>
                </draw:g>
              </table:table-cell>
              <table:table-cell office:value-type="string">
                <text:p>mysql (localhost)</text:p>
                <draw:g>
                  <svg:desc>Sheet1.C25:Sheet1.C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emysql (erlang6)</text:p>
                <draw:g>
                  <svg:desc>Sheet1.E38:Sheet1.E3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mysql (erlang6)</text:p>
                <draw:g>
                  <svg:desc>Sheet1.C38:Sheet1.C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6:Sheet1.B36</svg:desc>
                </draw:g>
              </table:table-cell>
              <table:table-cell office:value-type="float" office:value="0.002925">
                <text:p>0.002925</text:p>
                <draw:g>
                  <svg:desc>Sheet1.E26:Sheet1.E36</svg:desc>
                </draw:g>
              </table:table-cell>
              <table:table-cell office:value-type="float" office:value="0.009">
                <text:p>0.009</text:p>
                <draw:g>
                  <svg:desc>Sheet1.C26:Sheet1.C36</svg:desc>
                </draw:g>
              </table:table-cell>
              <table:table-cell office:value-type="float" office:value="100">
                <text:p>100</text:p>
                <draw:g>
                  <svg:desc>Sheet1.B39:Sheet1.B49</svg:desc>
                </draw:g>
              </table:table-cell>
              <table:table-cell office:value-type="float" office:value="0.002777">
                <text:p>0.002777</text:p>
                <draw:g>
                  <svg:desc>Sheet1.E39:Sheet1.E49</svg:desc>
                </draw:g>
              </table:table-cell>
              <table:table-cell office:value-type="float" office:value="100">
                <text:p>100</text:p>
                <draw:g>
                  <svg:desc>Sheet1.B39:Sheet1.B49</svg:desc>
                </draw:g>
              </table:table-cell>
              <table:table-cell office:value-type="float" office:value="0.009">
                <text:p>0.009</text:p>
                <draw:g>
                  <svg:desc>Sheet1.C39:Sheet1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5027">
                <text:p>0.005027</text:p>
              </table:table-cell>
              <table:table-cell office:value-type="float" office:value="0.01">
                <text:p>0.01</text:p>
              </table:table-cell>
              <table:table-cell office:value-type="float" office:value="200">
                <text:p>200</text:p>
              </table:table-cell>
              <table:table-cell office:value-type="float" office:value="0.00479">
                <text:p>0.00479</text:p>
              </table:table-cell>
              <table:table-cell office:value-type="float" office:value="200">
                <text:p>20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11528">
                <text:p>0.011528</text:p>
              </table:table-cell>
              <table:table-cell office:value-type="float" office:value="0.016">
                <text:p>0.016</text:p>
              </table:table-cell>
              <table:table-cell office:value-type="float" office:value="500">
                <text:p>500</text:p>
              </table:table-cell>
              <table:table-cell office:value-type="float" office:value="0.010988">
                <text:p>0.010988</text:p>
              </table:table-cell>
              <table:table-cell office:value-type="float" office:value="500">
                <text:p>50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0028">
                <text:p>0.030028</text:p>
              </table:table-cell>
              <table:table-cell office:value-type="float" office:value="0.025">
                <text:p>0.025</text:p>
              </table:table-cell>
              <table:table-cell office:value-type="float" office:value="1000">
                <text:p>1000</text:p>
              </table:table-cell>
              <table:table-cell office:value-type="float" office:value="0.020931">
                <text:p>0.020931</text:p>
              </table:table-cell>
              <table:table-cell office:value-type="float" office:value="1000">
                <text:p>10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049774">
                <text:p>0.049774</text:p>
              </table:table-cell>
              <table:table-cell office:value-type="float" office:value="0.042">
                <text:p>0.042</text:p>
              </table:table-cell>
              <table:table-cell office:value-type="float" office:value="2000">
                <text:p>2000</text:p>
              </table:table-cell>
              <table:table-cell office:value-type="float" office:value="0.04129">
                <text:p>0.04129</text:p>
              </table:table-cell>
              <table:table-cell office:value-type="float" office:value="2000">
                <text:p>2000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117001">
                <text:p>0.117001</text:p>
              </table:table-cell>
              <table:table-cell office:value-type="float" office:value="0.096">
                <text:p>0.096</text:p>
              </table:table-cell>
              <table:table-cell office:value-type="float" office:value="5000">
                <text:p>5000</text:p>
              </table:table-cell>
              <table:table-cell office:value-type="float" office:value="0.10722">
                <text:p>0.10722</text:p>
              </table:table-cell>
              <table:table-cell office:value-type="float" office:value="5000">
                <text:p>500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">
                <text:p>10000</text:p>
              </table:table-cell>
              <table:table-cell office:value-type="float" office:value="0.250286">
                <text:p>0.250286</text:p>
              </table:table-cell>
              <table:table-cell office:value-type="float" office:value="0.185">
                <text:p>0.185</text:p>
              </table:table-cell>
              <table:table-cell office:value-type="float" office:value="10000">
                <text:p>10000</text:p>
              </table:table-cell>
              <table:table-cell office:value-type="float" office:value="0.266346">
                <text:p>0.266346</text:p>
              </table:table-cell>
              <table:table-cell office:value-type="float" office:value="10000">
                <text:p>10000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">
                <text:p>20000</text:p>
              </table:table-cell>
              <table:table-cell office:value-type="float" office:value="0.493651">
                <text:p>0.493651</text:p>
              </table:table-cell>
              <table:table-cell office:value-type="float" office:value="0.368">
                <text:p>0.368</text:p>
              </table:table-cell>
              <table:table-cell office:value-type="float" office:value="20000">
                <text:p>20000</text:p>
              </table:table-cell>
              <table:table-cell office:value-type="float" office:value="0.605141">
                <text:p>0.605141</text:p>
              </table:table-cell>
              <table:table-cell office:value-type="float" office:value="20000">
                <text:p>20000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.298462">
                <text:p>1.298462</text:p>
              </table:table-cell>
              <table:table-cell office:value-type="float" office:value="0.916">
                <text:p>0.916</text:p>
              </table:table-cell>
              <table:table-cell office:value-type="float" office:value="50000">
                <text:p>50000</text:p>
              </table:table-cell>
              <table:table-cell office:value-type="float" office:value="1.332854">
                <text:p>1.332854</text:p>
              </table:table-cell>
              <table:table-cell office:value-type="float" office:value="50000">
                <text:p>50000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2.776698">
                <text:p>2.776698</text:p>
              </table:table-cell>
              <table:table-cell office:value-type="float" office:value="1.807">
                <text:p>1.807</text:p>
              </table:table-cell>
              <table:table-cell office:value-type="float" office:value="100000">
                <text:p>100000</text:p>
              </table:table-cell>
              <table:table-cell office:value-type="float" office:value="2.565874">
                <text:p>2.565874</text:p>
              </table:table-cell>
              <table:table-cell office:value-type="float" office:value="100000">
                <text:p>100000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7.558498">
                <text:p>7.558498</text:p>
              </table:table-cell>
              <table:table-cell office:value-type="float" office:value="3.612">
                <text:p>3.612</text:p>
              </table:table-cell>
              <table:table-cell office:value-type="float" office:value="200000">
                <text:p>200000</text:p>
              </table:table-cell>
              <table:table-cell office:value-type="float" office:value="5.451355">
                <text:p>5.451355</text:p>
              </table:table-cell>
              <table:table-cell office:value-type="float" office:value="200000">
                <text:p>200000</text:p>
              </table:table-cell>
              <table:table-cell office:value-type="float" office:value="5.042">
                <text:p>5.0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20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